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22A00000174C8023597.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94bae" officeooo:paragraph-rsid="001208e3"/>
    </style:style>
    <style:style style:name="P2" style:family="paragraph" style:parent-style-name="Standard">
      <style:paragraph-properties fo:text-align="justify" style:justify-single-word="false"/>
      <style:text-properties officeooo:rsid="001440ec" officeooo:paragraph-rsid="001208e3"/>
    </style:style>
    <style:style style:name="P3" style:family="paragraph" style:parent-style-name="Standard">
      <style:paragraph-properties fo:text-align="justify" style:justify-single-word="false"/>
      <style:text-properties officeooo:rsid="00158960" officeooo:paragraph-rsid="001208e3"/>
    </style:style>
    <style:style style:name="P4" style:family="paragraph" style:parent-style-name="Standard">
      <style:paragraph-properties fo:text-align="justify" style:justify-single-word="false"/>
      <style:text-properties officeooo:rsid="00158960" officeooo:paragraph-rsid="00246f41"/>
    </style:style>
    <style:style style:name="P5" style:family="paragraph" style:parent-style-name="Standard">
      <style:paragraph-properties fo:text-align="justify" style:justify-single-word="false"/>
      <style:text-properties officeooo:rsid="001a1b1c" officeooo:paragraph-rsid="001a1b1c"/>
    </style:style>
    <style:style style:name="T1" style:family="text">
      <style:text-properties officeooo:rsid="001b13a0"/>
    </style:style>
    <style:style style:name="T2" style:family="text">
      <style:text-properties fo:font-style="italic" style:font-style-asian="italic" style:font-style-complex="italic"/>
    </style:style>
    <style:style style:name="T3" style:family="text">
      <style:text-properties officeooo:rsid="00158960"/>
    </style:style>
    <style:style style:name="T4" style:family="text">
      <style:text-properties officeooo:rsid="00175d63"/>
    </style:style>
    <style:style style:name="T5" style:family="text">
      <style:text-properties officeooo:rsid="001b2dc0"/>
    </style:style>
    <style:style style:name="T6" style:family="text">
      <style:text-properties officeooo:rsid="00238328"/>
    </style:style>
    <style:style style:name="T7" style:family="text">
      <style:text-properties officeooo:rsid="00246f41"/>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reits 1941 stellte Jenny den Zusammenhang zwischen Bodenbildung und Klima, Relief, Organismen, Ausgangsmaterial und Zeit <text:s/>in seiner berühmten <text:span text:style-name="T2">clorpt</text:span>-Formel her. Dieses faktorielle Modell der Bodenentwicklung spielt beim 'Digital Soil Mapping', der 'Erzeugung und Verteilung räumlicher Bodeninformation durch eine Verbindung von Feld- sowie Laborarbeit und räumlichen sowie nicht-räumlichen Inferenzsystemen' (Lagacherie und McBratney, 2007), eine <text:span text:style-name="T7">herausragende</text:span> Rolle. <text:span text:style-name="T7">Später</text:span> wurde es <text:span text:style-name="T7">noch </text:span>um den Faktor Boden, also <text:span text:style-name="T3">etwa spezifische</text:span> Eigenschaften, sowie <text:span text:style-name="T3">um </text:span>eine explizite räumliche Komponente, <text:span text:style-name="T3">zum</text:span> <text:span text:style-name="T2">scorpan</text:span>-Modell <text:s text:c="2"/><text:span text:style-name="T3">(McBratney, 2003) erweitert. </text:span></text:p>
      <text:p text:style-name="P4"><draw:frame draw:style-name="fr1" draw:name="Image1" text:anchor-type="paragraph" svg:x="0.0693in" svg:y="4.1701in" svg:width="6.6929in" svg:height="4.4937in" draw:z-index="0"><draw:image xlink:href="Pictures/200000020000022A00000174C8023597.eps" xlink:type="simple" xlink:show="embed" xlink:actuate="onLoad"/></draw:frame><text:span text:style-name="T4">Ziel des </text:span>Projekt<text:span text:style-name="T4">s</text:span> “ReBo – <text:span text:style-name="T7">Reliefklassifizierung aus ALS Daten als Grundlage für die</text:span></text:p>
      <text:p text:style-name="P4"><text:span text:style-name="T7">Regionalisierung von Bodendaten”, gefördert durch die Autonome Provinz Bozen – Südtirol, war die Entwicklung einer Methodik zur flächenhaften Erfassung von Böden in Südtirol durch eine Kombination von Feldkartierung und Geoinformatik. Letztere soll vor Allem die Feldkartierung, welche weiterhin als unerlässlich anzusehen ist, erleichtern und unterstützen. Im Mittelpunkt dieses Konzepts stehen die bodenbildenden Faktoren Ausgangssmaterial und Relief. <text:s/>Geologische Karten, schon immer eine wesentliche Datengrundlage für die Bodenkartierung, <text:s/>fehlt oft das notwendige Detail bezüglich Lockersedimente, welche oft generalisierend als Quartär angesprochen werden, jedoch für die Bodenbildung wichtiger als der geologische Aufbau des Untergrunds sind. Dank des Projekts CARG, der aktuellen geologischen Aufnahme von Italien, stehen jedoch nun Karten für Südtirol mit detaillierter Beschriebung der quartären Sedimente zur Verfügung. Ein wesentlicher Bestandteil des Projekts ReBo war daher die Untersuchung dieser Karten hinsichtlich deren <text:s/>Verwendung als Grundlage einer Bodenkarte sowie deren weitere Unterteilung in bodenkundlich relevante Reliefeinheiten. Zur Abschätzung der Bodenvielfalt sowie zur Charakterisierung des bodenrelevanten Ausgangsmaterials wurden auf den verschiedenen geologischen Einheiten mehrere Bodenrprofile gegraben und beschrieben. Basierend auf ein für Südtirol flächendeckend vorhandenes digitales Geländemodell mit einer Rasterzellengröße von 2,5 m wurden einerseits Geländeparameter wie Neigung und Exposition berechnet und andererseits Geländeformen bzw. Reliefeinheiten abgeleitet. Im Zuge dessen wurden auch eine Anzahl an automatisierten Geländeklassifikationsalgorithmen hinsichtlich deren Vergleichbarkeit mit der Einteilung des Geländes durch den Bodenkartierer untersucht (Gruber et al., eingereicht). Diese Informationen aus </text:span><text:soft-page-break/><text:span text:style-name="T7">der digitalen Reliefanalyse, sowie der Feldbodenkunde, wurden dann zu sogenannte Steckbriefen für die ausgangssubstratbasierten, primären Bodeneinheiten kombiniert. Als Geländeklassifzeierung wurde das GRASS GIS Erweiterungsmodul r.geomorphon (Jasciewicz und Stepinski, 2013) gewählt, welches auf den sichtbaren Nachbarschaftssbeziehungen basiert und infolgedessen Ähnnlichkeiten zur Standortswahrnehmung des Kartiers während der Feldarbeit aufweist. Die Steckbriefe geben auch Hinweise darauf in welchen Gebieten große Bodenvielfalt aufgrund der Variabilität des bodenbildenden Ausgangsmaterials (durch die mineralogische Zusammensetzung bzw. der Verzahnung mit anderen Einheiten), sowie des Geländes (auch kleinräumig), zu erwarten ist. <text:s/>Abbildung xxx zeigt den reliefanalytischen Teil des Steckbriefe zweier Einheiten im Überetsch, Südtirol. </text:span></text:p>
      <text:p text:style-name="P5">So befinden sich etwa die Böden aus Substraten der Permo-Känozoischen Sedimentabfolge – Dolomite großteils in steilem Gelände und der Reliefeinheit “slope”, und zu geringerem Anteil auf “hollow” und “spur”, welche Rillen und Rippen im Hang beschreiben. Die an solchen Standorten <text:span text:style-name="T5">aufgrund der Neigung</text:span> zu erwart<text:span text:style-name="T5">ende geringe Bodenentwicklung sowie die chemisch-mineralogische Homogenität und geringer Lösungsrückstand des Dolomits als Ausgangsmaterial, spiegeln sich in dem Bodenkomplex aus carbonatischen Rohböden, Fels-Auflagehumusböden sowie untergeordnet Rendzinen, wider. Die Böden aus Moränenablagerungen hingegen, welche mit 26% die flächenmäßig größte Einheit darstellen, weisen, sowohl von der Zusammensetzung des Ausgangsmaterials als auch von der Topographie her, eine weitaus größere Variabilität auf. In der Reliefeinheit 'flat' sowie schwach <text:s/>bis mäßig geneigten Hangzonen führt die silikatische, durch Fremdmaterial dominierte Moräne zu gut entwickelten Braunerden, welche aufgrund der sauren Verhältnisse auch podsoliert sein können. Hier können auch Vezahnungen mit der Etschtaler Vulkanit Einheit auftreten. In den steileren Hangeinheiten hingegen finden sich vermehrt carbonatische Klasten im Moränenmaterial, eingetragen von den daruber liegenden Steilhängen, wodurch es zur Ausbildung eines Bodenkomplexes mit Carbonathaltiger Braunerde, Pararendzina und auch Kalklehmen kommt. <text:s/></text:span></text:p>
      <text:p text:style-name="P3"/>
      <text:p text:style-name="P1">Ziel dieser Bodeneinheitsbeschreibungen, <text:span text:style-name="T6">oder Steckbriefe,</text:span> ist es, einen Überblick über die Vielfalt und Variabilität der <text:span text:style-name="T6">Ausgangssubstrats</text:span> einerseits, und des damit verbundenen Geländes andererseits, widerszuspiegeln. <text:span text:style-name="T7">Dadurch soll bereits vorhandene Information, etwa aus detaillierten geologischen Aufnahmen sowie hochaufgelösten digitalen Geländemodellen, möglichst effizient zielführend mit Informationen aus bodenkundlicher Feldarbeit kombiniert werden.</text:span> Dies soll auch vor Allem die Planung weiterer, detaillierter Bodenkartierungskampagnen erleichtern. <text:span text:style-name="T1">So soll etwa die zeit- und arbeitsaufwändige Feldarbeit auf jene Relief und Substrateinheiten begrenzt werden für die noch wenig Bodeninformation vorhanden ist., und weitere Profilaufnahmen von Vorteil wä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2:11:02.211636616</meta:creation-date>
    <dc:date>2017-07-25T10:57:22.783231548</dc:date>
    <meta:editing-duration>PT10H27M59S</meta:editing-duration>
    <meta:editing-cycles>6</meta:editing-cycles>
    <meta:generator>LibreOffice/4.2.8.2$Linux_X86_64 LibreOffice_project/420m0$Build-2</meta:generator>
    <meta:document-statistic meta:table-count="0" meta:image-count="1" meta:object-count="0" meta:page-count="2" meta:paragraph-count="5" meta:word-count="666" meta:character-count="5603" meta:non-whitespace-character-count="4926"/>
  </office:meta>
</office:document-meta>
</file>